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5043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1.4398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_growth Hate score distribution_2000_3000" table:style-name="ta1">
        <table:shapes>
          <draw:frame draw:z-index="0" draw:style-name="gr1" draw:text-style-name="P2" svg:width="6.2988in" svg:height="3.5429in" svg:x="10.0079in" svg:y="2.7374in">
            <draw:object draw:notify-on-update-of-ranges="'network_growth Hate score distribution_2000_3000'.A18:'network_growth Hate score distribution_2000_3000'.A30 'network_growth Hate score distribution_2000_3000'.B18:'network_growth Hate score distribution_2000_3000'.B30" xlink:href="./Object 1" xlink:type="simple" xlink:show="embed" xlink:actuate="onLoad">
              <loext:p text:style-name="P1">S<text:tab/>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03/04/2021 01:10:33:157 +0100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display_only_influence?</text:p>
          </table:table-cell>
          <table:table-cell office:value-type="string" calcext:value-type="string">
            <text:p>n_following_conn_hater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"Hate score distribution"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en down?</text:p>
          </table:table-cell>
          <table:table-cell table:number-columns-repeated="29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18]/[.$C$31]" office:value-type="float" office:value="0.002" calcext:value-type="float">
            <text:p>0.00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C19]/[.$C$31]" office:value-type="float" office:value="0.00633333333333333" calcext:value-type="float">
            <text:p>0.006333333333333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20]/[.$C$31]" office:value-type="float" office:value="0.00133333333333333" calcext:value-type="float">
            <text:p>0.00133333333333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C21]/[.$C$31]" office:value-type="float" office:value="0.0166666666666667" calcext:value-type="float">
            <text:p>0.016666666666667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22]/[.$C$31]" office:value-type="float" office:value="0.0936666666666667" calcext:value-type="float">
            <text:p>0.093666666666667</text:p>
          </table:table-cell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C23]/[.$C$31]" office:value-type="float" office:value="0.625" calcext:value-type="float">
            <text:p>0.625</text:p>
          </table:table-cell>
          <table:table-cell office:value-type="float" office:value="1875" calcext:value-type="float">
            <text:p>1875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24]/[.$C$31]" office:value-type="float" office:value="0.205" calcext:value-type="float">
            <text:p>0.205</text:p>
          </table:table-cell>
          <table:table-cell office:value-type="float" office:value="615" calcext:value-type="float">
            <text:p>615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C25]/[.$C$31]" office:value-type="float" office:value="0.0143333333333333" calcext:value-type="float">
            <text:p>0.014333333333333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26]/[.$C$31]"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C27]/[.$C$31]" office:value-type="float" office:value="0.000333333333333333" calcext:value-type="float">
            <text:p>0.00033333333333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28]/[.$C$31]" office:value-type="float" office:value="0.000333333333333333" calcext:value-type="float">
            <text:p>0.00033333333333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29]/[.$C$31]" office:value-type="float" office:value="0.00133333333333333" calcext:value-type="float">
            <text:p>0.00133333333333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C30]/[.$C$31]" office:value-type="float" office:value="0.0326666666666667" calcext:value-type="float">
            <text:p>0.032666666666667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SUM([.C18:.C30])" office:value-type="float" office:value="3000" calcext:value-type="float">
            <text:p>300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10:17:46.906043095</dc:date>
    <meta:editing-duration>PT9H6M53S</meta:editing-duration>
    <meta:editing-cycles>3</meta:editing-cycles>
    <meta:generator>LibreOffice/6.4.6.2$Linux_X86_64 LibreOffice_project/40$Build-2</meta:generator>
    <meta:document-statistic meta:table-count="1" meta:cell-count="1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network_growth Hate score distribution_2000_3000'.A18:'network_growth Hate score distribution_2000_3000'.B30" chart:data-source-has-labels="column" svg:x="1.331cm" svg:y="0.18cm" svg:width="14.349cm" svg:height="7.659cm">
          <chartooo:coordinate-region svg:x="2.058cm" svg:y="0.379cm" svg:width="13.622cm" svg:height="6.813cm"/>
          <chart:axis chart:dimension="x" chart:name="primary-x" chart:style-name="ch3" chartooo:axis-type="auto">
            <chartooo:date-scale/>
            <chart:title svg:x="7.694cm" svg:y="8.019cm" chart:style-name="ch4">
              <text:p>hate score</text:p>
            </chart:title>
            <chart:categories table:cell-range-address="'network_growth Hate score distribution_2000_3000'.A18:'network_growth Hate score distribution_2000_3000'.A30"/>
          </chart:axis>
          <chart:axis chart:dimension="y" chart:name="primary-y" chart:style-name="ch5">
            <chart:title svg:x="0.451cm" svg:y="5.032cm" chart:style-name="ch6">
              <text:p>fraction users</text:p>
            </chart:title>
            <chart:grid chart:style-name="ch7" chart:class="major"/>
          </chart:axis>
          <chart:series chart:style-name="ch8" chart:values-cell-range-address="'network_growth Hate score distribution_2000_3000'.B18:'network_growth Hate score distribution_2000_3000'.B30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network_growth Hate score distribution_2000_3000'.A18:'network_growth Hate score distribution_2000_3000'.A30</svg:desc>
                </draw:g>
              </table:table-cell>
              <table:table-cell office:value-type="float" office:value="0.002">
                <text:p>0.002</text:p>
                <draw:g>
                  <svg:desc>'network_growth Hate score distribution_2000_3000'.B18:'network_growth Hate score distribution_2000_3000'.B30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633333333333333">
                <text:p>0.0063333333333333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936666666666667">
                <text:p>0.09366666666666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143333333333333">
                <text:p>0.014333333333333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326666666666667">
                <text:p>0.032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